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wDefinition.getClassDefinitio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NewDefinition.New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Definition.resolve( List parents , WidgetDefinition par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NewDefinition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